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style:writing-mode="lr-tb"/>
      <style:text-properties fo:font-weight="bold"/>
    </style:style>
    <style:style style:name="P2" style:family="paragraph" style:parent-style-name="Heading_20_4">
      <style:paragraph-properties fo:margin-top="0cm" fo:margin-bottom="0.247cm" style:contextual-spacing="false" fo:line-height="115%"/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text-properties fo:font-weight="bold"/>
    </style:style>
    <style:style style:name="P8" style:family="paragraph" style:parent-style-name="Text_20_body" style:list-style-name="L5"/>
    <style:style style:name="P9" style:family="paragraph" style:parent-style-name="Text_20_body">
      <style:paragraph-properties fo:margin-left="0cm" fo:margin-right="0cm" fo:text-indent="0cm" style:auto-text-indent="false" style:writing-mode="lr-tb"/>
    </style:style>
    <style:style style:name="T1" style:family="text">
      <style:text-properties fo:font-weight="bold"/>
    </style:style>
    <style:style style:name="T2" style:family="text">
      <style:text-properties officeooo:rsid="001f3b6a"/>
    </style:style>
    <style:style style:name="T3" style:family="text">
      <style:text-properties fo:font-weight="normal" officeooo:rsid="001f3b6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ncord: Task Implementation Logic (Revised)</text:h>
      <text:h text:style-name="P2" text:outline-level="4">1. The "Ghost Vault" Hierarchy (Channel Permissions)</text:h>
      <text:p text:style-name="Text_20_body">To maintain privacy and a clean sidebar, the system uses a single parent channel as a "Thread Host."</text:p>
      <text:list text:style-name="L1">
        <text:list-item>
          <text:p text:style-name="P3"><text:span text:style-name="T1">Parent Channel Name:</text:span> <text:span text:style-name="Source_20_Text">#active-tasks</text:span> (<text:span text:style-name="T2">Channel </text:span>ID: <text:span text:style-name="Source_20_Text">1480381619100713041</text:span>)</text:p>
        </text:list-item>
        <text:list-item>
          <text:p text:style-name="P3"><text:span text:style-name="T1">Permissions for </text:span><text:span text:style-name="Source_20_Text"><text:span text:style-name="T1">@emp</text:span></text:span><text:span text:style-name="T1">:</text:span></text:p>
          <text:list>
            <text:list-item>
              <text:p text:style-name="P3"><text:span text:style-name="T1">View Channel:</text:span> ON (Required for threads to function).</text:p>
            </text:list-item>
            <text:list-item>
              <text:p text:style-name="P3"><text:span text:style-name="T1">Read Message History:</text:span> OFF (Prevents users from seeing other people's threads or past task data).</text:p>
            </text:list-item>
            <text:list-item>
              <text:p text:style-name="P3"><text:span text:style-name="T1">Send Messages:</text:span> OFF (Prevents general chatter in the vault).</text:p>
            </text:list-item>
          </text:list>
        </text:list-item>
        <text:list-item>
          <text:p text:style-name="P3"><text:span text:style-name="T1">Result:</text:span> To a normal user, the channel looks completely empty. They only see threads they are specifically added to.</text:p>
          <text:p text:style-name="P3"/>
        </text:list-item>
      </text:list>
      <text:h text:style-name="P2" text:outline-level="4">2. Dual-Category Dashboard Architecture</text:h>
      <text:p text:style-name="Text_20_body">The system uses two distinct categories to separate a user's responsibilities.</text:p>
      <text:list text:style-name="L2">
        <text:list-item>
          <text:p text:style-name="P4"><text:span text:style-name="T1">Category A: </text:span><text:span text:style-name="Source_20_Text"><text:span text:style-name="T1">[ASSIGNER DASHBOARD]</text:span></text:span> (Category ID: <text:span text:style-name="Source_20_Text">1480152905045774436</text:span>)</text:p>
          <text:list>
            <text:list-item>
              <text:p text:style-name="P4"><text:span text:style-name="T1">Purpose:</text:span> Tracking tasks <text:span text:style-name="T1">created by the user</text:span> for others.</text:p>
            </text:list-item>
            <text:list-item>
              <text:p text:style-name="P4"><text:span text:style-name="T1">Channel Name:</text:span> <text:span text:style-name="Source_20_Text">#assigned-by-[</text:span><text:span text:style-name="Source_20_Text"><text:span text:style-name="T2">displayname</text:span></text:span><text:span text:style-name="Source_20_Text">]</text:span> (Private to the user and Bot).</text:p>
            </text:list-item>
            <text:list-item>
              <text:p text:style-name="P4"><text:span text:style-name="T1">Content:</text:span> Persistent embeds for active tasks they manage.</text:p>
            </text:list-item>
            <text:list-item>
              <text:p text:style-name="P4"><text:span text:style-name="T1">Manager Controls:</text:span> <text:span text:style-name="Source_20_Text">[Modify Deadline]</text:span>, <text:span text:style-name="Source_20_Text">[Cancel Task]</text:span>, <text:span text:style-name="Source_20_Text">[Mark as Fully Complete],</text:span><text:span text:style-name="Source_20_Text"><text:span text:style-name="T2">[Open Task Discussion].</text:span></text:span></text:p>
            </text:list-item>
          </text:list>
        </text:list-item>
        <text:list-item>
          <text:p text:style-name="P4"><text:span text:style-name="T1">Category B: </text:span><text:span text:style-name="Source_20_Text"><text:span text:style-name="T1">[PENDING TASKS] </text:span></text:span><text:span text:style-name="Source_20_Text"><text:span text:style-name="T3">(C</text:span></text:span><text:span text:style-name="Source_20_Text"><text:span text:style-name="T3">ategory ID 1299338707605651537)</text:span></text:span></text:p>
          <text:list>
            <text:list-item>
              <text:p text:style-name="P4"><text:span text:style-name="T1">Purpose:</text:span> Tracking tasks <text:span text:style-name="T1">assigned to the user</text:span> by others.</text:p>
            </text:list-item>
            <text:list-item>
              <text:p text:style-name="P4"><text:span text:style-name="T1">Channel Name:</text:span> <text:span text:style-name="Source_20_Text">#tasks-for-[</text:span><text:span text:style-name="Source_20_Text"><text:span text:style-name="T2">displayname</text:span></text:span><text:span text:style-name="Source_20_Text">]</text:span> (Private to the user and Bot).</text:p>
            </text:list-item>
            <text:list-item>
              <text:p text:style-name="P4"><text:span text:style-name="T1">Content:</text:span> Summary embeds for tasks where the user is an Assignee.</text:p>
            </text:list-item>
            <text:list-item>
              <text:p text:style-name="P4"><text:span text:style-name="T1">Execution Controls:</text:span> <text:span text:style-name="Source_20_Text">[Open Task Discussion]</text:span>, <text:span text:style-name="Source_20_Text">[!] Report Blocker</text:span>, <text:span text:style-name="Source_20_Text">[✔] My Part Done</text:span>.</text:p>
            </text:list-item>
          </text:list>
        </text:list-item>
      </text:list>
      <text:h text:style-name="P2" text:outline-level="4">3. Task Creation &amp; Thread Logic</text:h>
      <text:p text:style-name="Text_20_body">When a task is initiated via the Discord Modal:</text:p>
      <text:list text:style-name="L3">
        <text:list-item>
          <text:p text:style-name="P5"><text:span text:style-name="T1">Create Private Thread:</text:span> The bot creates a Private Thread inside <text:span text:style-name="Source_20_Text">#active-tasks</text:span>.</text:p>
        </text:list-item>
        <text:list-item>
          <text:p text:style-name="P5"><text:span text:style-name="T1">Invite Participants:</text:span> The bot uses <text:span text:style-name="Source_20_Text">add_user()</text:span> to manually add the <text:span text:style-name="T1">Assigner</text:span> and all <text:span text:style-name="T1">Assignees</text:span>.</text:p>
        </text:list-item>
        <text:list-item>
          <text:p text:style-name="P5"><text:span text:style-name="T1">Populate Thread:</text:span> The bot posts a <text:span text:style-name="T1">Pinned Embed</text:span> in the thread containing:</text:p>
          <text:list>
            <text:list-item>
              <text:p text:style-name="P5"><text:soft-page-break/>Task Title, Description, Deadline, and Priority.</text:p>
            </text:list-item>
            <text:list-item>
              <text:p text:style-name="P5">Interactive Buttons: <text:span text:style-name="Source_20_Text">[!] Report Blocker</text:span>, <text:span text:style-name="Source_20_Text">[✔] My Part Complete</text:span>, and <text:span text:style-name="Source_20_Text">[Manage Task]</text:span> (Assigner only).</text:p>
            </text:list-item>
          </text:list>
        </text:list-item>
        <text:list-item>
          <text:p text:style-name="P5"><text:span text:style-name="T1">Sync to Dashboards:</text:span> The bot posts/updates the task embed in the Assigner's <text:span text:style-name="T1">Dashboard</text:span> and the Assignees' <text:span text:style-name="T1">Pending Tasks</text:span> channels.</text:p>
        </text:list-item>
        <text:list-item>
          <text:p text:style-name="P5"><text:span text:style-name="T1">Capture URL:</text:span> The bot saves the <text:span text:style-name="T1">Thread URL</text:span> and <text:span text:style-name="T1">Dashboard Message IDs</text:span> to the PostgreSQL database.</text:p>
        </text:list-item>
      </text:list>
      <text:h text:style-name="P2" text:outline-level="4">4. Notification &amp; "Nagging" Escalation</text:h>
      <text:p text:style-name="Text_20_body">The bot runs a background loop every 15 minutes to check the PostgreSQL <text:span text:style-name="Source_20_Text">tasks</text:span> table.</text:p>
      <text:list text:style-name="L4">
        <text:list-item>
          <text:p text:style-name="P6"><text:span text:style-name="T1">15-Minute Grace Period:</text:span> No "Overdue" pings are sent until exactly 15 minutes after the deadline.</text:p>
        </text:list-item>
        <text:list-item>
          <text:p text:style-name="P7">The Escalation Path:</text:p>
          <text:list>
            <text:list-item>
              <text:p text:style-name="P6"><text:span text:style-name="T1">T-24h / T-4h:</text:span> DM reminders to Assignees.</text:p>
            </text:list-item>
            <text:list-item>
              <text:p text:style-name="P6"><text:span text:style-name="T1">T-0h:</text:span> Ping inside the Private Thread (Tag Assignee).</text:p>
            </text:list-item>
            <text:list-item>
              <text:p text:style-name="P6"><text:span text:style-name="T1">T+1h (High Priority):</text:span> Tag the Department Manager in the Private Thread.</text:p>
            </text:list-item>
          </text:list>
        </text:list-item>
        <text:list-item>
          <text:p text:style-name="P6"><text:span text:style-name="T1">Quiet Hours:</text:span> Notifications triggered between <text:span text:style-name="T1">6:00 PM – 9:00 AM</text:span> or on <text:span text:style-name="T1">Weekends</text:span> are held in a <text:span text:style-name="Source_20_Text">Queue</text:span> table and delivered at 9:00 AM on the next business day.</text:p>
        </text:list-item>
      </text:list>
      <text:h text:style-name="P2" text:outline-level="4">5. Completion &amp; Archiving</text:h>
      <text:p text:style-name="Text_20_body">When the Assigner clicks <text:span text:style-name="T1">[Mark as Fully Complete]</text:span>:</text:p>
      <text:list text:style-name="L5">
        <text:list-item>
          <text:p text:style-name="P8"><text:span text:style-name="T1">Database Update:</text:span> Task status in PostgreSQL is updated to <text:span text:style-name="Source_20_Text">Completed</text:span>.</text:p>
        </text:list-item>
        <text:list-item>
          <text:p text:style-name="P8"><text:span text:style-name="T1">Dashboard Cleanup:</text:span> The bot updates/removes the embeds from the <text:span text:style-name="Source_20_Text">[ASSIGNER DASHBOARD]</text:span> and <text:span text:style-name="Source_20_Text">[PENDING TASKS]</text:span> channels.</text:p>
        </text:list-item>
        <text:list-item>
          <text:p text:style-name="P8"><text:span text:style-name="T1">Thread Closure:</text:span> The bot posts a final summary in the thread, waits 24 hours for final comments, and then <text:span text:style-name="T1">archives</text:span> the thread.</text:p>
        </text:list-item>
        <text:list-item>
          <text:p text:style-name="P8"><text:span text:style-name="T1">Result:</text:span> The sidebar is automatically cleared of finished work.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07:23:47.381983868</meta:creation-date>
    <dc:date>2026-03-09T07:32:16.534904163</dc:date>
    <meta:editing-duration>PT8M31S</meta:editing-duration>
    <meta:editing-cycles>1</meta:editing-cycles>
    <meta:document-statistic meta:table-count="0" meta:image-count="0" meta:object-count="0" meta:page-count="2" meta:paragraph-count="45" meta:word-count="500" meta:character-count="3128" meta:non-whitespace-character-count="2705"/>
    <meta:generator>LibreOffice/25.8.5.2$Linux_X86_64 LibreOffice_project/580$Build-2</meta:generator>
  </office:meta>
</office:document-meta>
</file>